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044cm" fo:margin-left="1.663cm" table:align="left" fo:background-color="transparent">
        <style:background-image/>
      </style:table-properties>
    </style:style>
    <style:style style:name="Table1.A" style:family="table-column">
      <style:table-column-properties style:column-width="1.79cm"/>
    </style:style>
    <style:style style:name="Table1.B" style:family="table-column">
      <style:table-column-properties style:column-width="10.209cm"/>
    </style:style>
    <style:style style:name="Table1.C" style:family="table-column">
      <style:table-column-properties style:column-width="1.498cm"/>
    </style:style>
    <style:style style:name="Table1.D" style:family="table-column">
      <style:table-column-properties style:column-width="1.547cm"/>
    </style:style>
    <style:style style:name="Table1.1" style:family="table-row">
      <style:table-row-properties fo:background-color="transparent">
        <style:background-image/>
      </style:table-row-properties>
    </style:style>
    <style:style style:name="Table1.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dddddd" fo:padding="0.049cm" fo:border="0.05pt solid #000000" style:writing-mode="page">
        <style:background-image/>
      </style:table-cell-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0.05pt solid #000000" fo:border-top="none" fo:border-bottom="0.05pt solid #000000" style:writing-mode="page"/>
    </style:style>
    <style:style style:name="Table1.4" style:family="table-row">
      <style:table-row-properties style:min-row-height="1.138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591cm" fo:margin-top="0.199cm" fo:margin-bottom="0.199cm" table:align="margins" fo:background-color="transparent">
        <style:background-image/>
      </style:table-properties>
    </style:style>
    <style:style style:name="Table2.A" style:family="table-column">
      <style:table-column-properties style:column-width="6.692cm" style:rel-column-width="23590*"/>
    </style:style>
    <style:style style:name="Table2.B" style:family="table-column">
      <style:table-column-properties style:column-width="11.899cm" style:rel-column-width="4194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dddddd" fo:padding="0.049cm" fo:border="0.05pt solid #000000" style:writing-mode="page">
        <style:background-image/>
      </style:table-cell-properties>
    </style:style>
    <style:style style:name="Table2.2" style:family="table-row">
      <style:table-row-properties style:row-height="0.7cm" fo:background-color="transparent">
        <style:background-image/>
      </style:table-row-properties>
    </style:style>
    <style:style style:name="Table2.A2" style:family="table-cell">
      <style:table-cell-properties style:vertical-align="middle"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3" style:family="table-row">
      <style:table-row-properties style:row-height="0.7cm"/>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style:row-height="0.7cm"/>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style:row-height="0.7cm"/>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style:row-height="0.7cm"/>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757cm" fo:margin-left="0cm" table:align="left" fo:background-color="transparent">
        <style:background-image/>
      </style:table-properties>
    </style:style>
    <style:style style:name="Table3.A" style:family="table-column">
      <style:table-column-properties style:column-width="6.902cm"/>
    </style:style>
    <style:style style:name="Table3.B" style:family="table-column">
      <style:table-column-properties style:column-width="11.855cm"/>
    </style:style>
    <style:style style:name="Table3.1" style:family="table-row">
      <style:table-row-properties fo:background-color="transparent">
        <style:background-image/>
      </style:table-row-properties>
    </style:style>
    <style:style style:name="Table3.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dddddd" fo:padding="0.049cm" fo:border="0.05pt solid #000000" style:writing-mode="page">
        <style:background-image/>
      </style:table-cell-properties>
    </style:style>
    <style:style style:name="Table3.2" style:family="table-row">
      <style:table-row-properties style:row-height="0.7cm"/>
    </style:style>
    <style:style style:name="Table3.A2" style:family="table-cell">
      <style:table-cell-properties style:vertical-align="middle" fo:padding="0.049cm" fo:border-left="0.05pt solid #000000" fo:border-right="none" fo:border-top="none" fo:border-bottom="0.05pt solid #000000" style:writing-mode="page"/>
    </style:style>
    <style:style style:name="Table3.B2" style:family="table-cell">
      <style:table-cell-properties style:vertical-align="middle" fo:padding="0.049cm" fo:border-left="0.05pt solid #000000" fo:border-right="0.05pt solid #000000" fo:border-top="none" fo:border-bottom="0.05pt solid #000000" style:writing-mode="page"/>
    </style:style>
    <style:style style:name="Table4" style:family="table">
      <style:table-properties style:width="18.591cm" fo:break-before="page" table:align="margins" fo:background-color="transparent">
        <style:background-image/>
      </style:table-properties>
    </style:style>
    <style:style style:name="Table4.A" style:family="table-column">
      <style:table-column-properties style:column-width="18.591cm" style:rel-column-width="65535*"/>
    </style:style>
    <style:style style:name="Table4.1" style:family="table-row">
      <style:table-row-properties fo:background-color="transparent">
        <style:background-image/>
      </style:table-row-properties>
    </style:style>
    <style:style style:name="Table4.A1" style:family="table-cell">
      <style:table-cell-properties fo:padding="0.199cm" fo:border="0.05pt solid #000000" style:writing-mode="page"/>
    </style:style>
    <style:style style:name="Table4.A2" style:family="table-cell">
      <style:table-cell-properties fo:padding="0.199cm" fo:border-left="0.05pt solid #000000" fo:border-right="0.05pt solid #000000" fo:border-top="none" fo:border-bottom="0.05pt solid #000000" style:writing-mode="page"/>
    </style:style>
    <style:style style:name="Table5" style:family="table">
      <style:table-properties style:width="9.795cm" fo:margin-left="2.279cm" table:align="left" fo:background-color="transparent">
        <style:background-image/>
      </style:table-properties>
    </style:style>
    <style:style style:name="Table5.A" style:family="table-column">
      <style:table-column-properties style:column-width="2.914cm"/>
    </style:style>
    <style:style style:name="Table5.B" style:family="table-column">
      <style:table-column-properties style:column-width="3.582cm"/>
    </style:style>
    <style:style style:name="Table5.C" style:family="table-column">
      <style:table-column-properties style:column-width="3.298cm"/>
    </style:style>
    <style:style style:name="Table5.1" style:family="table-row">
      <style:table-row-properties fo:background-color="transparent">
        <style:background-image/>
      </style:table-row-properties>
    </style:style>
    <style:style style:name="Table5.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dddddd" fo:padding="0.049cm" fo:border="0.05pt solid #000000" style:writing-mode="page">
        <style:background-image/>
      </style:table-cell-properties>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0.05pt solid #000000" fo:border-top="none" fo:border-bottom="0.05pt solid #000000"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0.05pt solid #000000" fo:border-top="none" fo:border-bottom="0.05pt solid #000000" style:writing-mode="page"/>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0.05pt solid #000000" fo:border-right="none" fo:border-top="none" fo:border-bottom="0.05pt solid #000000" style:writing-mode="page"/>
    </style:style>
    <style:style style:name="Table5.C4" style:family="table-cell">
      <style:table-cell-properties fo:padding="0.049cm" fo:border-left="0.05pt solid #000000"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0.05pt solid #000000" fo:border-right="none" fo:border-top="none" fo:border-bottom="0.05pt solid #000000" style:writing-mode="page"/>
    </style:style>
    <style:style style:name="Table5.C5" style:family="table-cell">
      <style:table-cell-properties fo:padding="0.049cm" fo:border-left="0.05pt solid #000000" fo:border-right="0.05pt solid #000000" fo:border-top="none" fo:border-bottom="0.05pt solid #000000" style:writing-mode="page"/>
    </style:style>
    <style:style style:name="Table5.A6" style:family="table-cell">
      <style:table-cell-properties fo:padding="0.049cm" fo:border-left="0.05pt solid #000000" fo:border-right="none" fo:border-top="none" fo:border-bottom="0.05pt solid #000000" style:writing-mode="page"/>
    </style:style>
    <style:style style:name="Table5.B6" style:family="table-cell">
      <style:table-cell-properties fo:padding="0.049cm" fo:border-left="0.05pt solid #000000" fo:border-right="none" fo:border-top="none" fo:border-bottom="0.05pt solid #000000" style:writing-mode="page"/>
    </style:style>
    <style:style style:name="Table5.C6"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style:font-name="Arial1" fo:font-size="10pt" style:text-underline-style="solid" style:text-underline-width="auto" style:text-underline-color="font-color" officeooo:rsid="001ab664" officeooo:paragraph-rsid="001ab664" style:font-size-asian="10pt" style:font-size-complex="10pt"/>
    </style:style>
    <style:style style:name="P2" style:family="paragraph" style:parent-style-name="Table_20_Contents">
      <style:paragraph-properties fo:text-align="center" style:justify-single-word="false"/>
      <style:text-properties style:font-name="Arial1" fo:font-size="10pt" style:text-underline-style="solid" style:text-underline-width="auto" style:text-underline-color="font-color" officeooo:rsid="001ab664" officeooo:paragraph-rsid="001ab664" style:font-size-asian="10pt" style:font-size-complex="10pt"/>
    </style:style>
    <style:style style:name="P3" style:family="paragraph" style:parent-style-name="Standard">
      <style:text-properties style:font-name="Arial1" fo:font-size="10pt" style:text-underline-style="solid" style:text-underline-width="auto" style:text-underline-color="font-color" officeooo:rsid="001ab664" officeooo:paragraph-rsid="0012aef2" style:font-size-asian="10pt" style:font-size-complex="10pt"/>
    </style:style>
    <style:style style:name="P4" style:family="paragraph" style:parent-style-name="Standard">
      <style:text-properties style:font-name="Arial1" fo:font-size="10pt" style:text-underline-style="solid" style:text-underline-width="auto" style:text-underline-color="font-color" officeooo:rsid="001c0e93" officeooo:paragraph-rsid="001c0e93" style:font-size-asian="10pt" style:font-size-complex="10pt"/>
    </style:style>
    <style:style style:name="P5" style:family="paragraph" style:parent-style-name="Standard">
      <style:text-properties style:font-name="Arial1" fo:font-size="10pt" officeooo:rsid="00141ae5" officeooo:paragraph-rsid="00141ae5" style:font-size-asian="10pt" style:font-size-complex="10pt"/>
    </style:style>
    <style:style style:name="P6" style:family="paragraph" style:parent-style-name="Standard">
      <style:text-properties style:font-name="Arial1" fo:font-size="10pt" officeooo:rsid="00141ae5" officeooo:paragraph-rsid="001ef51c" style:font-size-asian="10pt" style:font-size-complex="10pt"/>
    </style:style>
    <style:style style:name="P7" style:family="paragraph" style:parent-style-name="Standard">
      <style:text-properties style:font-name="Arial1" fo:font-size="10pt" officeooo:rsid="001ab664" officeooo:paragraph-rsid="001ab664" style:font-size-asian="10pt" style:font-size-complex="10pt"/>
    </style:style>
    <style:style style:name="P8" style:family="paragraph" style:parent-style-name="Table_20_Contents">
      <style:text-properties style:font-name="Arial1" fo:font-size="10pt" officeooo:rsid="001ab664" officeooo:paragraph-rsid="001ab664" style:font-size-asian="10pt" style:font-size-complex="10pt"/>
    </style:style>
    <style:style style:name="P9" style:family="paragraph" style:parent-style-name="Table_20_Contents">
      <style:paragraph-properties fo:text-align="center" style:justify-single-word="false"/>
      <style:text-properties style:font-name="Arial1" fo:font-size="10pt" officeooo:rsid="001ab664" officeooo:paragraph-rsid="001ab664" style:font-size-asian="10pt" style:font-size-complex="10pt"/>
    </style:style>
    <style:style style:name="P10" style:family="paragraph" style:parent-style-name="Standard">
      <style:text-properties style:font-name="Arial1" fo:font-size="10pt" officeooo:rsid="001ab664" officeooo:paragraph-rsid="001e8ef8" style:font-size-asian="10pt" style:font-size-complex="10pt"/>
    </style:style>
    <style:style style:name="P11" style:family="paragraph" style:parent-style-name="Standard">
      <style:text-properties style:font-name="Arial1" fo:font-size="10pt" officeooo:rsid="0012aef2" officeooo:paragraph-rsid="0012aef2" style:font-size-asian="10pt" style:font-size-complex="10pt"/>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text-properties style:font-name="Arial1" fo:font-size="10pt" officeooo:paragraph-rsid="001ab664" style:font-size-asian="10pt" style:font-size-complex="10pt"/>
    </style:style>
    <style:style style:name="P14" style:family="paragraph" style:parent-style-name="Standard">
      <style:text-properties style:font-name="Arial1" fo:font-size="10pt" officeooo:rsid="001c0e93" officeooo:paragraph-rsid="001c0e93" style:font-size-asian="10pt" style:font-size-complex="10pt"/>
    </style:style>
    <style:style style:name="P15" style:family="paragraph" style:parent-style-name="Standard">
      <style:text-properties style:font-name="Arial1" fo:font-size="10pt" officeooo:rsid="001c0e93" officeooo:paragraph-rsid="001e8ef8" style:font-size-asian="10pt" style:font-size-complex="10pt"/>
    </style:style>
    <style:style style:name="P16" style:family="paragraph" style:parent-style-name="Standard">
      <style:text-properties style:font-name="Arial1" fo:font-size="10pt" officeooo:rsid="001e8ef8" officeooo:paragraph-rsid="001e8ef8" style:font-size-asian="10pt" style:font-size-complex="10pt"/>
    </style:style>
    <style:style style:name="P17" style:family="paragraph" style:parent-style-name="Table_20_Contents">
      <style:paragraph-properties fo:text-align="center" style:justify-single-word="false"/>
      <style:text-properties style:font-name="Arial1" fo:font-size="10pt" officeooo:rsid="001e8ef8" officeooo:paragraph-rsid="001e8ef8" style:font-size-asian="10pt" style:font-size-complex="10pt"/>
    </style:style>
    <style:style style:name="P18" style:family="paragraph" style:parent-style-name="Standard">
      <style:text-properties style:font-name="Arial1" fo:font-size="10pt" officeooo:rsid="001ef51c" officeooo:paragraph-rsid="001ef51c" style:font-size-asian="10pt" style:font-size-complex="10pt"/>
    </style:style>
    <style:style style:name="P19" style:family="paragraph" style:parent-style-name="Standard">
      <style:text-properties style:font-name="Arial1" fo:font-size="10pt" style:text-underline-style="none" officeooo:rsid="001c0e93" officeooo:paragraph-rsid="001c0e93" style:font-size-asian="10pt" style:font-size-complex="10pt"/>
    </style:style>
    <style:style style:name="P20" style:family="paragraph" style:parent-style-name="Standard">
      <style:text-properties style:font-name="Arial1" fo:font-size="10pt" style:text-underline-style="none" officeooo:rsid="001c0e93" officeooo:paragraph-rsid="001e8ef8" style:font-size-asian="10pt" style:font-size-complex="10pt"/>
    </style:style>
    <style:style style:name="P21" style:family="paragraph" style:parent-style-name="Standard">
      <style:text-properties style:font-name="Arial1" fo:font-size="10pt" style:text-underline-style="none" officeooo:rsid="001c0e93" officeooo:paragraph-rsid="001ef51c" style:font-size-asian="10pt" style:font-size-complex="10pt"/>
    </style:style>
    <style:style style:name="P22" style:family="paragraph" style:parent-style-name="Standard">
      <style:text-properties style:font-name="Arial1" fo:font-size="10pt" style:text-underline-style="none" officeooo:rsid="001e8ef8" officeooo:paragraph-rsid="001e8ef8" style:font-size-asian="10pt" style:font-size-complex="10pt"/>
    </style:style>
    <style:style style:name="P23" style:family="paragraph" style:parent-style-name="Standard">
      <style:text-properties style:font-name="Arial1" fo:font-size="10pt" style:text-underline-style="none" officeooo:rsid="001ef51c" officeooo:paragraph-rsid="001ef51c" style:font-size-asian="10pt" style:font-size-complex="10pt"/>
    </style:style>
    <style:style style:name="P24" style:family="paragraph" style:parent-style-name="Contents_20_1">
      <style:paragraph-properties>
        <style:tab-stops>
          <style:tab-stop style:position="18.591cm" style:type="right" style:leader-style="dotted" style:leader-text="."/>
        </style:tab-stops>
      </style:paragraph-properties>
    </style:style>
    <style:style style:name="P25" style:family="paragraph" style:parent-style-name="Contents_20_2">
      <style:paragraph-properties>
        <style:tab-stops>
          <style:tab-stop style:position="18.092cm" style:type="right" style:leader-style="dotted" style:leader-text="."/>
        </style:tab-stops>
      </style:paragraph-properties>
    </style:style>
    <style:style style:name="P26" style:family="paragraph" style:parent-style-name="Contents_20_3">
      <style:paragraph-properties>
        <style:tab-stops>
          <style:tab-stop style:position="17.591cm" style:type="right" style:leader-style="dotted" style:leader-text="."/>
        </style:tab-stops>
      </style:paragraph-properties>
    </style:style>
    <style:style style:name="P27" style:family="paragraph" style:parent-style-name="Standard">
      <style:text-properties style:font-name="Courier New" fo:font-size="10pt" style:text-underline-style="none" officeooo:rsid="001c0e93" officeooo:paragraph-rsid="001e8ef8" style:font-size-asian="10pt" style:font-size-complex="10pt"/>
    </style:style>
    <style:style style:name="P28" style:family="paragraph" style:parent-style-name="Standard">
      <style:text-properties style:font-name="Courier New" fo:font-size="10pt" officeooo:rsid="001ef51c" officeooo:paragraph-rsid="001ef51c"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officeooo:rsid="001ef51c" officeooo:paragraph-rsid="001ef51c" style:font-size-asian="10pt" style:font-size-complex="10pt"/>
    </style:style>
    <style:style style:name="P30" style:family="paragraph" style:parent-style-name="Table_20_Contents">
      <style:text-properties style:font-name="Arial1" fo:font-size="10pt" style:text-underline-style="solid" style:text-underline-width="auto" style:text-underline-color="font-color" officeooo:rsid="001ab664" officeooo:paragraph-rsid="001e8ef8" style:font-size-asian="10pt" style:font-size-complex="10pt"/>
    </style:style>
    <style:style style:name="P31" style:family="paragraph" style:parent-style-name="Table_20_Contents">
      <style:text-properties style:font-name="Arial1" fo:font-size="10pt" style:text-underline-style="solid" style:text-underline-width="auto" style:text-underline-color="font-color" officeooo:rsid="001ab664" officeooo:paragraph-rsid="001ab664" style:font-size-asian="10pt" style:font-size-complex="10pt"/>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Standard" style:list-style-name="L1">
      <style:text-properties style:font-name="Arial1" fo:font-size="10pt" officeooo:rsid="0012aef2" officeooo:paragraph-rsid="0012aef2" style:font-size-asian="10pt" style:font-size-complex="10pt"/>
    </style:style>
    <style:style style:name="P35" style:family="paragraph" style:parent-style-name="Standard" style:list-style-name="L2">
      <style:text-properties style:font-name="Arial1" fo:font-size="10pt" officeooo:rsid="001c0e93" officeooo:paragraph-rsid="001c0e93" style:font-size-asian="10pt" style:font-size-complex="10pt"/>
    </style:style>
    <style:style style:name="P36" style:family="paragraph" style:parent-style-name="Standard" style:list-style-name="L2">
      <style:paragraph-properties fo:margin-left="1.251cm" fo:margin-right="0cm" fo:text-indent="0cm" style:auto-text-indent="false"/>
      <style:text-properties style:font-name="Arial1" fo:font-size="10pt" officeooo:rsid="001c0e93" officeooo:paragraph-rsid="001c0e93" style:font-size-asian="10pt" style:font-size-complex="10pt"/>
    </style:style>
    <style:style style:name="P37" style:family="paragraph" style:parent-style-name="Standard" style:list-style-name="L3">
      <style:text-properties style:font-name="Arial1" fo:font-size="10pt" officeooo:rsid="001ab664" officeooo:paragraph-rsid="001ab664" style:font-size-asian="10pt" style:font-size-complex="10pt"/>
    </style:style>
    <style:style style:name="P38" style:family="paragraph" style:parent-style-name="Standard" style:list-style-name="L4">
      <style:text-properties style:font-name="Arial1" fo:font-size="10pt" officeooo:rsid="001ab664" officeooo:paragraph-rsid="001ab664" style:font-size-asian="10pt" style:font-size-complex="10pt"/>
    </style:style>
    <style:style style:name="P39" style:family="paragraph" style:parent-style-name="Standard" style:list-style-name="L5">
      <style:text-properties style:font-name="Arial1" fo:font-size="10pt" officeooo:rsid="001ab664" officeooo:paragraph-rsid="001ab664" style:font-size-asian="10pt" style:font-size-complex="10pt"/>
    </style:style>
    <style:style style:name="P40" style:family="paragraph" style:parent-style-name="Standard" style:list-style-name="L6">
      <style:text-properties style:font-name="Arial1" fo:font-size="10pt" officeooo:rsid="001ab664" officeooo:paragraph-rsid="001ab664" style:font-size-asian="10pt" style:font-size-complex="10pt"/>
    </style:style>
    <style:style style:name="P41" style:family="paragraph" style:parent-style-name="Standard" style:list-style-name="L7">
      <style:text-properties style:font-name="Arial1" fo:font-size="10pt" officeooo:rsid="001ab664" officeooo:paragraph-rsid="001ab664" style:font-size-asian="10pt" style:font-size-complex="10pt"/>
    </style:style>
    <style:style style:name="P42" style:family="paragraph" style:parent-style-name="Standard" style:list-style-name="L8">
      <style:text-properties style:font-name="Arial1" fo:font-size="10pt" officeooo:rsid="001ab664" officeooo:paragraph-rsid="001ab664" style:font-size-asian="10pt" style:font-size-complex="10pt"/>
    </style:style>
    <style:style style:name="P43" style:family="paragraph" style:parent-style-name="Standard" style:list-style-name="L9">
      <style:text-properties style:font-name="Arial1" fo:font-size="10pt" officeooo:rsid="001ab664" officeooo:paragraph-rsid="001ab664" style:font-size-asian="10pt" style:font-size-complex="10pt"/>
    </style:style>
    <style:style style:name="P44" style:family="paragraph" style:parent-style-name="Standard" style:list-style-name="L10">
      <style:text-properties style:font-name="Arial1" fo:font-size="10pt" officeooo:rsid="001ab664" officeooo:paragraph-rsid="001ab664" style:font-size-asian="10pt" style:font-size-complex="10pt"/>
    </style:style>
    <style:style style:name="P45" style:family="paragraph" style:parent-style-name="Standard" style:list-style-name="L11">
      <style:text-properties style:font-name="Arial1" fo:font-size="10pt" officeooo:rsid="001ab664" officeooo:paragraph-rsid="001ab664" style:font-size-asian="10pt" style:font-size-complex="10pt"/>
    </style:style>
    <style:style style:name="P46" style:family="paragraph" style:parent-style-name="Standard" style:list-style-name="L12">
      <style:text-properties style:font-name="Arial1" fo:font-size="10pt" officeooo:rsid="001ab664" officeooo:paragraph-rsid="001ab664" style:font-size-asian="10pt" style:font-size-complex="10pt"/>
    </style:style>
    <style:style style:name="P47" style:family="paragraph" style:parent-style-name="Standard" style:list-style-name="L13">
      <style:text-properties style:font-name="Arial1" fo:font-size="10pt" officeooo:rsid="001ab664" officeooo:paragraph-rsid="001ab664" style:font-size-asian="10pt" style:font-size-complex="10pt"/>
    </style:style>
    <style:style style:name="P48" style:family="paragraph" style:parent-style-name="Standard" style:list-style-name="L15">
      <style:text-properties style:font-name="Arial1" fo:font-size="10pt" officeooo:rsid="001e8ef8" officeooo:paragraph-rsid="001e8ef8" style:font-size-asian="10pt" style:font-size-complex="10pt"/>
    </style:style>
    <style:style style:name="P49" style:family="paragraph" style:parent-style-name="Standard" style:list-style-name="L16">
      <style:text-properties style:font-name="Arial1" fo:font-size="10pt" officeooo:rsid="001e8ef8" officeooo:paragraph-rsid="001e8ef8" style:font-size-asian="10pt" style:font-size-complex="10pt"/>
    </style:style>
    <style:style style:name="P50" style:family="paragraph" style:parent-style-name="Standard" style:list-style-name="L17">
      <style:text-properties style:font-name="Arial1" fo:font-size="10pt" officeooo:rsid="001e8ef8" officeooo:paragraph-rsid="001e8ef8" style:font-size-asian="10pt" style:font-size-complex="10pt"/>
    </style:style>
    <style:style style:name="P51" style:family="paragraph" style:parent-style-name="Standard" style:list-style-name="L18">
      <style:text-properties style:font-name="Arial1" fo:font-size="10pt" officeooo:rsid="001ef51c" officeooo:paragraph-rsid="001ef51c" style:font-size-asian="10pt" style:font-size-complex="10pt"/>
    </style:style>
    <style:style style:name="P52" style:family="paragraph" style:parent-style-name="Standard" style:list-style-name="L14">
      <style:text-properties style:font-name="Arial1" fo:font-size="10pt" style:text-underline-style="none" officeooo:rsid="001c0e93" officeooo:paragraph-rsid="001c0e93" fo:background-color="#ffcc99" style:font-size-asian="10pt" style:font-size-complex="10pt"/>
    </style:style>
    <style:style style:name="P53" style:family="paragraph" style:parent-style-name="Standard" style:list-style-name="L14">
      <style:text-properties style:font-name="Arial1" fo:font-size="10pt" style:text-underline-style="none" officeooo:rsid="001c0e93" officeooo:paragraph-rsid="001c0e93" fo:background-color="#dddddd" style:font-size-asian="10pt" style:font-size-complex="10pt"/>
    </style:style>
    <style:style style:name="P54" style:family="paragraph" style:parent-style-name="Standard" style:list-style-name="L14">
      <style:text-properties style:font-name="Arial1" fo:font-size="10pt" style:text-underline-style="none" officeooo:rsid="001c0e93" officeooo:paragraph-rsid="001c0e93" fo:background-color="#ccffcc" style:font-size-asian="10pt" style:font-size-complex="10pt"/>
    </style:style>
    <style:style style:name="P55" style:family="paragraph" style:parent-style-name="Standard" style:list-style-name="L14">
      <style:text-properties style:font-name="Arial1" fo:font-size="10pt" style:text-underline-style="none" officeooo:rsid="001c0e93" officeooo:paragraph-rsid="001c0e93" fo:background-color="#ffccff" style:font-size-asian="10pt" style:font-size-complex="10pt"/>
    </style:style>
    <style:style style:name="P56" style:family="paragraph" style:parent-style-name="Standard" style:list-style-name="L14">
      <style:text-properties style:font-name="Arial1" fo:font-size="10pt" style:text-underline-style="none" officeooo:rsid="001c0e93" officeooo:paragraph-rsid="001c0e93" fo:background-color="#ccccff" style:font-size-asian="10pt" style:font-size-complex="10pt"/>
    </style:style>
    <style:style style:name="P57" style:family="paragraph" style:parent-style-name="Standard" style:list-style-name="L14">
      <style:text-properties style:font-name="Arial1" fo:font-size="10pt" style:text-underline-style="none" officeooo:rsid="001c0e93" officeooo:paragraph-rsid="001c0e93" fo:background-color="#ff99cc" style:font-size-asian="10pt" style:font-size-complex="10pt"/>
    </style:style>
    <style:style style:name="P58" style:family="paragraph" style:parent-style-name="Standard" style:list-style-name="L14">
      <style:text-properties style:font-name="Arial1" fo:font-size="10pt" style:text-underline-style="none" officeooo:rsid="001c0e93" officeooo:paragraph-rsid="001c0e93" fo:background-color="#ffff00" style:font-size-asian="10pt" style:font-size-complex="10pt"/>
    </style:style>
    <style:style style:name="P59" style:family="paragraph" style:parent-style-name="Standard" style:list-style-name="L14">
      <style:text-properties style:font-name="Arial1" fo:font-size="10pt" style:text-underline-style="none" officeooo:rsid="001c0e93" officeooo:paragraph-rsid="001c0e93" fo:background-color="#ffcccc" style:font-size-asian="10pt" style:font-size-complex="10pt"/>
    </style:style>
    <style:style style:name="P60" style:family="paragraph" style:parent-style-name="Standard" style:list-style-name="L14">
      <style:text-properties style:font-name="Arial1" fo:font-size="10pt" style:text-underline-style="none" officeooo:rsid="001c0e93" officeooo:paragraph-rsid="001c0e93" fo:background-color="#99ff99" style:font-size-asian="10pt" style:font-size-complex="10pt"/>
    </style:style>
    <style:style style:name="P61" style:family="paragraph" style:parent-style-name="Standard">
      <style:text-properties style:font-name="Courier New" fo:font-size="10pt" style:text-underline-style="none" officeooo:rsid="001ab664" officeooo:paragraph-rsid="001e8ef8" style:font-size-asian="10pt" style:font-size-complex="10pt"/>
    </style:style>
    <style:style style:name="P62" style:family="paragraph" style:parent-style-name="Standard">
      <style:text-properties style:font-name="Courier New" fo:font-size="10pt" style:text-underline-style="none" officeooo:rsid="001ab664" officeooo:paragraph-rsid="001c0e93" style:font-size-asian="10pt" style:font-size-complex="10pt"/>
    </style:style>
    <style:style style:name="P63" style:family="paragraph" style:parent-style-name="Standard">
      <style:text-properties fo:color="#6a9955" loext:opacity="100%" style:font-name="Consolas" fo:font-size="9.60000038146973pt" fo:font-weight="normal" officeooo:paragraph-rsid="001ef51c" fo:background-color="#1e1e1e"/>
    </style:style>
    <style:style style:name="T1" style:family="text">
      <style:text-properties officeooo:rsid="0012aef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ab664"/>
    </style:style>
    <style:style style:name="T4" style:family="text">
      <style:text-properties officeooo:rsid="001ab664"/>
    </style:style>
    <style:style style:name="T5" style:family="text">
      <style:text-properties officeooo:rsid="001afa8c"/>
    </style:style>
    <style:style style:name="T6" style:family="text">
      <style:text-properties officeooo:rsid="001c0e93"/>
    </style:style>
    <style:style style:name="T7" style:family="text">
      <style:text-properties officeooo:rsid="001e8ef8"/>
    </style:style>
    <style:style style:name="T8" style:family="text">
      <style:text-properties style:font-name="Courier New" officeooo:rsid="001ab664"/>
    </style:style>
    <style:style style:name="T9" style:family="text">
      <style:text-properties style:font-name="Courier New" officeooo:rsid="001ab664" fo:background-color="#ffcc99" loext:char-shading-value="0"/>
    </style:style>
    <style:style style:name="T10" style:family="text">
      <style:text-properties style:font-name="Courier New" officeooo:rsid="001ab664" fo:background-color="#dddddd" loext:char-shading-value="0"/>
    </style:style>
    <style:style style:name="T11" style:family="text">
      <style:text-properties style:font-name="Courier New" officeooo:rsid="001ab664" fo:background-color="#ccffcc" loext:char-shading-value="0"/>
    </style:style>
    <style:style style:name="T12" style:family="text">
      <style:text-properties style:font-name="Courier New" officeooo:rsid="001ab664" fo:background-color="#ffccff" loext:char-shading-value="0"/>
    </style:style>
    <style:style style:name="T13" style:family="text">
      <style:text-properties style:font-name="Courier New" officeooo:rsid="001ab664" fo:background-color="#ccccff" loext:char-shading-value="0"/>
    </style:style>
    <style:style style:name="T14" style:family="text">
      <style:text-properties style:font-name="Courier New" officeooo:rsid="001ab664" fo:background-color="#ffff00" loext:char-shading-value="0"/>
    </style:style>
    <style:style style:name="T15" style:family="text">
      <style:text-properties style:font-name="Courier New" officeooo:rsid="001ab664" fo:background-color="#ffcccc" loext:char-shading-value="0"/>
    </style:style>
    <style:style style:name="T16" style:family="text">
      <style:text-properties style:font-name="Courier New" officeooo:rsid="001ab664" fo:background-color="#99ff99" loext:char-shading-value="0"/>
    </style:style>
    <style:style style:name="T17" style:family="text">
      <style:text-properties officeooo:rsid="001ef51c"/>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28_811471911"/>Trace Messaging Facility<text:bookmark-end text:name="__RefHeading___Toc1028_811471911"/></text:h>
      <text:p text:style-name="P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028_811471911" text:style-name="Index_20_Link" text:visited-style-name="Index_20_Link">Trace Messaging Facility<text:tab/>1</text:a></text:p>
          <text:p text:style-name="P25"><text:a xlink:type="simple" xlink:href="#__RefHeading___Toc1156_811471911" text:style-name="Index_20_Link" text:visited-style-name="Index_20_Link">Introduction<text:tab/>1</text:a></text:p>
          <text:p text:style-name="P25"><text:a xlink:type="simple" xlink:href="#__RefHeading___Toc1030_811471911" text:style-name="Index_20_Link" text:visited-style-name="Index_20_Link">Information In A Trace<text:tab/>2</text:a></text:p>
          <text:p text:style-name="P25"><text:a xlink:type="simple" xlink:href="#__RefHeading___Toc1032_811471911" text:style-name="Index_20_Link" text:visited-style-name="Index_20_Link">Trace Types<text:tab/>3</text:a></text:p>
          <text:p text:style-name="P25"><text:a xlink:type="simple" xlink:href="#__RefHeading___Toc1034_811471911" text:style-name="Index_20_Link" text:visited-style-name="Index_20_Link">The Trace Macros<text:tab/>3</text:a></text:p>
          <text:p text:style-name="P25"><text:a xlink:type="simple" xlink:href="#__RefHeading___Toc1036_811471911" text:style-name="Index_20_Link" text:visited-style-name="Index_20_Link">The Layout Of Trace Messages<text:tab/>4</text:a></text:p>
          <text:p text:style-name="P25"><text:a xlink:type="simple" xlink:href="#__RefHeading___Toc1038_811471911" text:style-name="Index_20_Link" text:visited-style-name="Index_20_Link">Enabling And Disabling Trace Messages<text:tab/>5</text:a></text:p>
          <text:p text:style-name="P25"><text:a xlink:type="simple" xlink:href="#__RefHeading___Toc1040_811471911" text:style-name="Index_20_Link" text:visited-style-name="Index_20_Link">The Trace Table<text:tab/>6</text:a></text:p>
          <text:p text:style-name="P25"><text:a xlink:type="simple" xlink:href="#__RefHeading___Toc1042_811471911" text:style-name="Index_20_Link" text:visited-style-name="Index_20_Link">Creating a Tracepoint<text:tab/>6</text:a></text:p>
          <text:p text:style-name="P26"><text:a xlink:type="simple" xlink:href="#__RefHeading___Toc1044_811471911" text:style-name="Index_20_Link" text:visited-style-name="Index_20_Link">Setting Up A Function for tracing<text:tab/>7</text:a></text:p>
          <text:p text:style-name="P26"><text:a xlink:type="simple" xlink:href="#__RefHeading___Toc1046_811471911" text:style-name="Index_20_Link" text:visited-style-name="Index_20_Link">Inserting the Trace Macro<text:tab/>7</text:a></text:p>
          <text:p text:style-name="P25"><text:a xlink:type="simple" xlink:href="#__RefHeading___Toc1048_811471911" text:style-name="Index_20_Link" text:visited-style-name="Index_20_Link">Interaction Between Global and Per Function Tracing<text:tab/>7</text:a></text:p>
          <text:p text:style-name="P25"><text:a xlink:type="simple" xlink:href="#__RefHeading___Toc1050_811471911" text:style-name="Index_20_Link" text:visited-style-name="Index_20_Link">Dynamic Control of Trace Enabling<text:tab/>8</text:a></text:p>
        </text:index-body>
      </text:table-of-content>
      <text:p text:style-name="P7"/>
      <text:p text:style-name="P7"/>
      <text:p text:style-name="P7"/>
      <text:p text:style-name="P7"/>
      <text:p text:style-name="P7"/>
      <text:p text:style-name="P7"/>
      <text:p text:style-name="P7"/>
      <text:h text:style-name="Heading_20_2" text:outline-level="2"><text:bookmark-start text:name="__RefHeading___Toc1156_811471911"/>Introduction<text:bookmark-end text:name="__RefHeading___Toc1156_811471911"/></text:h>
      <text:p text:style-name="P7"/>
      <text:p text:style-name="P7"/>
      <text:p text:style-name="P7">Traces are dynamically generated messages that convey information about the status and execution of the robot’s software. <text:span text:style-name="T1">There are two </text:span>general <text:span text:style-name="T1">reasons </text:span>to generate a trace:</text:p>
      <text:list text:style-name="L1">
        <text:list-item>
          <text:p text:style-name="P34">status reporting during normal operation</text:p>
        </text:list-item>
        <text:list-item>
          <text:p text:style-name="P34">debug tracepoints when troubleshooting unexpected program flow, <text:span text:style-name="T4">performance</text:span> or data values</text:p>
        </text:list-item>
      </text:list>
      <text:p text:style-name="P11"/>
      <text:p text:style-name="P14">This document describes a method of generating traces created for development of HexaFloorRide, a 6 legged robot. Features of this system are:</text:p>
      <text:p text:style-name="P14"/>
      <text:list text:style-name="L2">
        <text:list-item>
          <text:p text:style-name="P35">ability to capture and display the context where the trace was generated, including:</text:p>
          <text:list>
            <text:list-item>
              <text:p text:style-name="P35">the name of the folder and source file containing the trace</text:p>
            </text:list-item>
            <text:list-item>
              <text:p text:style-name="P35">the name of the C++ function containing the trace </text:p>
            </text:list-item>
            <text:list-item>
              <text:p text:style-name="P35">the line number within the source file for the trace </text:p>
            </text:list-item>
          </text:list>
        </text:list-item>
        <text:list-item>
          <text:p text:style-name="P35">ability to include a descriptive text string, and the contents of a variable in the trace messages</text:p>
        </text:list-item>
        <text:list-item>
          <text:p text:style-name="P35">ability to direct trace messages to the serial monitor, an MQTT topic, or both</text:p>
        </text:list-item>
        <text:list-item>
          <text:p text:style-name="P35">ability to independently handle 5 different types of traces</text:p>
        </text:list-item>
        <text:list-item>
          <text:p text:style-name="P35">ability to selectively enable each type of trace on a global basis</text:p>
        </text:list-item>
        <text:list-item>
          <text:p text:style-name="P35">ability to selectively enable each type of trace within a specified C++ function</text:p>
        </text:list-item>
        <text:list-item>
          <text:p text:style-name="P35">ability to modify trace enabling dynamically at run time via MQTT commands</text:p>
        </text:list-item>
        <text:list-item>
          <text:p text:style-name="P35">simplified trace insertion by automatic pre-population of much of the trace information</text:p>
          <text:p text:style-name="P36"/>
        </text:list-item>
      </text:list>
      <text:p text:style-name="P14"/>
      <text:p text:style-name="P3"/>
      <text:h text:style-name="P32" text:outline-level="2"/>
      <text:h text:style-name="P33" text:outline-level="2"><text:bookmark-start text:name="__RefHeading___Toc1030_811471911"/>Information In A Trace<text:bookmark-end text:name="__RefHeading___Toc1030_811471911"/></text:h>
      <text:p text:style-name="P7"/>
      <text:p text:style-name="P7">The information that can be <text:span text:style-name="T7">displayed in </text:span>a trace message includes the following:</text:p>
      <text:list text:style-name="L3">
        <text:list-item>
          <text:p text:style-name="P37">The name of the source file containing the tracepoint, optionally including the name of its folder</text:p>
        </text:list-item>
        <text:list-item>
          <text:p text:style-name="P37">The name of the function that contained the tracepoint</text:p>
        </text:list-item>
        <text:list-item>
          <text:p text:style-name="P37">The line number within the source file where the tracepoint is located</text:p>
        </text:list-item>
        <text:list-item>
          <text:p text:style-name="P37">A numeric ID uniquely associated with the function, used for control purposes</text:p>
        </text:list-item>
        <text:list-item>
          <text:p text:style-name="P37">A bit mask identifying the type of trace, used for control purposes</text:p>
        </text:list-item>
        <text:list-item>
          <text:p text:style-name="P37">A text string describing the reason for generating the trace </text:p>
        </text:list-item>
        <text:list-item>
          <text:p text:style-name="P37">An optional variable (String, int or float) to be appended to the trace message.</text:p>
        </text:list-item>
      </text:list>
      <text:p text:style-name="P7"/>
      <text:p text:style-name="P7">There are 20 trace macros that simplify trace definition, and automatically fill in much of this information</text:p>
      <text:p text:style-name="P7"/>
      <text:p text:style-name="P7"/>
      <text:p text:style-name="P7">Examining these pieces of information in more detail:</text:p>
      <text:p text:style-name="P7"/>
      <text:list xml:id="list367329579" text:style-name="L4">
        <text:list-item>
          <text:p text:style-name="P38">The name of the source file containing the tracepoint, optionally including the name of its folder</text:p>
        </text:list-item>
      </text:list>
      <text:list text:style-name="L5">
        <text:list-item>
          <text:list>
            <text:list-item>
              <text:p text:style-name="P39">This comes from the compiler’s automatic macro called __FILE__</text:p>
            </text:list-item>
            <text:list-item>
              <text:p text:style-name="P39">It contains the name of folder that contains the source file, such as lib, include, or src</text:p>
            </text:list-item>
            <text:list-item>
              <text:p text:style-name="P39">There are options to format the trace message, and some of them suppress the folder name</text:p>
            </text:list-item>
            <text:list-item>
              <text:p text:style-name="P39">Another trace formatting option suppresses the file information altogether<text:line-break/></text:p>
            </text:list-item>
          </text:list>
        </text:list-item>
      </text:list>
      <text:list xml:id="list182017332330120" text:continue-list="list367329579" text:style-name="L4">
        <text:list-item>
          <text:p text:style-name="P38">The name of the function that contained the tracepoint</text:p>
        </text:list-item>
      </text:list>
      <text:list text:style-name="L6">
        <text:list-item>
          <text:list>
            <text:list-item>
              <text:p text:style-name="P40">This comes from the compiler’s automatic macro called __func__</text:p>
            </text:list-item>
            <text:list-item>
              <text:p text:style-name="P40">Example: a function starting with <text:s/>void identifyDev(int address) would have the name identifyDev</text:p>
            </text:list-item>
            <text:list-item>
              <text:p text:style-name="P40">This name is always present in the trace message<text:line-break/></text:p>
            </text:list-item>
          </text:list>
        </text:list-item>
      </text:list>
      <text:list xml:id="list182017781481076" text:continue-list="list182017332330120" text:style-name="L4">
        <text:list-item>
          <text:p text:style-name="P38">The line number within the source file where the tracepoint is located</text:p>
        </text:list-item>
      </text:list>
      <text:list text:style-name="L7">
        <text:list-item>
          <text:list>
            <text:list-item>
              <text:p text:style-name="P41">This comes from the compiler’s automatic macro called __LINE__</text:p>
            </text:list-item>
            <text:list-item>
              <text:p text:style-name="P41">This line number is relative to the start of the source file, not the start of the function</text:p>
            </text:list-item>
            <text:list-item>
              <text:p text:style-name="P41">The trace message can be formatted to suppress the line number<text:line-break/></text:p>
            </text:list-item>
          </text:list>
        </text:list-item>
      </text:list>
      <text:list xml:id="list182016566625334" text:continue-list="list182017781481076" text:style-name="L4">
        <text:list-item>
          <text:p text:style-name="P38">A numeric ID uniquely associated with the function, used for control purposes</text:p>
        </text:list-item>
      </text:list>
      <text:list text:style-name="L8">
        <text:list-item>
          <text:list>
            <text:list-item>
              <text:p text:style-name="P42">This is a requirement for the dynamic control of trace enabling, which is table driven</text:p>
            </text:list-item>
            <text:list-item>
              <text:p text:style-name="P42">The macros get this value from the symbol localRNum </text:p>
            </text:list-item>
            <text:list-item>
              <text:p text:style-name="P42">localRNum must be defined at the beginning of any routine that has embedded tracepoints</text:p>
            </text:list-item>
            <text:list-item>
              <text:p text:style-name="P42">The process for setting this up is described later in the section “Inserting a tracepoint”<text:line-break/></text:p>
            </text:list-item>
          </text:list>
        </text:list-item>
      </text:list>
      <text:list xml:id="list182016845618096" text:continue-list="list182016566625334" text:style-name="L4">
        <text:list-item>
          <text:p text:style-name="P38">A bit mask identifying the type of trace, used for control purposes</text:p>
        </text:list-item>
      </text:list>
      <text:list text:style-name="L9">
        <text:list-item>
          <text:list>
            <text:list-item>
              <text:p text:style-name="P43">There are 5 different types of traces, described in the following section</text:p>
            </text:list-item>
            <text:list-item>
              <text:p text:style-name="P43">Bit masks with symbolic names like t$E for error messages are used to represent the trace type</text:p>
            </text:list-item>
            <text:list-item>
              <text:p text:style-name="P43">There is a dynamic mechanism to enable/disable traces based on their type and their routine.<text:line-break/></text:p>
            </text:list-item>
          </text:list>
        </text:list-item>
      </text:list>
      <text:list xml:id="list182018327037588" text:continue-list="list182016845618096" text:style-name="L4">
        <text:list-item>
          <text:p text:style-name="P38">A text string describing the reason for generating the trace</text:p>
        </text:list-item>
      </text:list>
      <text:list text:style-name="L10">
        <text:list-item>
          <text:list>
            <text:list-item>
              <text:p text:style-name="P44">This is present in every trace message</text:p>
            </text:list-item>
            <text:list-item>
              <text:p text:style-name="P44">It is usually a string literal as the first argument of the trace macro</text:p>
            </text:list-item>
          </text:list>
        </text:list-item>
      </text:list>
      <text:p text:style-name="P7"/>
      <text:list xml:id="list182016725155982" text:continue-list="list182018327037588" text:style-name="L4">
        <text:list-item>
          <text:p text:style-name="P38">An optional variable (String, int or float <text:span text:style-name="T6">type</text:span>) to be appended to the trace message.</text:p>
        </text:list-item>
      </text:list>
      <text:list text:style-name="L11">
        <text:list-item>
          <text:list>
            <text:list-item>
              <text:p text:style-name="P45">The current value of a variable is often an important part of a trace message</text:p>
            </text:list-item>
            <text:list-item>
              <text:p text:style-name="P45">The predefined macros make it simple to append a String, int or float variable to a trace message</text:p>
            </text:list-item>
          </text:list>
        </text:list-item>
      </text:list>
      <text:p text:style-name="P1"/>
      <text:p text:style-name="P1"/>
      <text:h text:style-name="P32" text:outline-level="2"/>
      <text:h text:style-name="P33" text:outline-level="2"><text:bookmark-start text:name="__RefHeading___Toc1032_811471911"/>Trace Types<text:bookmark-end text:name="__RefHeading___Toc1032_811471911"/></text:h>
      <text:p text:style-name="P7"/>
      <text:p text:style-name="P7">There are 5 types of traces. Trace messages start with a letter that identifies the trace type:</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race Type</text:p>
          </table:table-cell>
          <table:table-cell table:style-name="Table1.A1" office:value-type="string">
            <text:p text:style-name="P8"><text:s text:c="2"/><text:span text:style-name="T2">Usage</text:span></text:p>
          </table:table-cell>
          <table:table-cell table:style-name="Table1.A1" office:value-type="string">
            <text:p text:style-name="P9">Symbol</text:p>
          </table:table-cell>
          <table:table-cell table:style-name="Table1.D1" office:value-type="string">
            <text:p text:style-name="P9">Mask</text:p>
          </table:table-cell>
        </table:table-row>
        <table:table-row table:style-name="Table1.1">
          <table:table-cell table:style-name="Table1.A2" office:value-type="string">
            <text:p text:style-name="P9">H</text:p>
          </table:table-cell>
          <table:table-cell table:style-name="Table1.B2" office:value-type="string">
            <text:p text:style-name="P8">High level information or status. This is summarized information on general topics that is generated as part of normal operation. An example might be: <text:s/><text:line-break/> <text:s text:c="7"/>Hardware initialization completed, with anomaly count: 3<text:line-break/></text:p>
          </table:table-cell>
          <table:table-cell table:style-name="Table1.C2" office:value-type="string">
            <text:p text:style-name="P9">t$H</text:p>
          </table:table-cell>
          <table:table-cell table:style-name="Table1.D2" office:value-type="string">
            <text:p text:style-name="P9">1</text:p>
          </table:table-cell>
        </table:table-row>
        <table:table-row>
          <table:table-cell table:style-name="Table1.A2" office:value-type="string">
            <text:p text:style-name="P9">M</text:p>
          </table:table-cell>
          <table:table-cell table:style-name="Table1.B2" office:value-type="string">
            <text:p text:style-name="P8">Medium level information or status. Summarized information with slightly more granularity and details than H messages. Example:<text:line-break/> <text:s text:c="8"/>I2C buses initialized. Detected devices = 5<text:line-break/></text:p>
          </table:table-cell>
          <table:table-cell table:style-name="Table1.C2" office:value-type="string">
            <text:p text:style-name="P9">t$M</text:p>
          </table:table-cell>
          <table:table-cell table:style-name="Table1.D2" office:value-type="string">
            <text:p text:style-name="P9">2</text:p>
          </table:table-cell>
        </table:table-row>
        <table:table-row table:style-name="Table1.4">
          <table:table-cell table:style-name="Table1.A2" office:value-type="string">
            <text:p text:style-name="P9">L</text:p>
          </table:table-cell>
          <table:table-cell table:style-name="Table1.B2" office:value-type="string">
            <text:p text:style-name="P8">Low level information or status. Very detailed information normally used for debugging or troubleshooting performance problems. Example:<text:line-break/> <text:s text:c="8"/>I2C bus scan found device: bus=1, addr= 41, devtype= 17<text:line-break/></text:p>
          </table:table-cell>
          <table:table-cell table:style-name="Table1.C2" office:value-type="string">
            <text:p text:style-name="P9">t$L</text:p>
          </table:table-cell>
          <table:table-cell table:style-name="Table1.D2" office:value-type="string">
            <text:p text:style-name="P9">4</text:p>
          </table:table-cell>
        </table:table-row>
        <table:table-row>
          <table:table-cell table:style-name="Table1.A2" office:value-type="string">
            <text:p text:style-name="P9">W</text:p>
          </table:table-cell>
          <table:table-cell table:style-name="Table1.B2" office:value-type="string">
            <text:p text:style-name="P8">Warning. An unusual or unexpected situation has been detected, but the software is able to continue operating. Example:</text:p>
            <text:p text:style-name="P8"><text:s text:c="8"/>CPU Utilization 5 second average percent = 91<text:line-break/></text:p>
          </table:table-cell>
          <table:table-cell table:style-name="Table1.C2" office:value-type="string">
            <text:p text:style-name="P9">t$W</text:p>
          </table:table-cell>
          <table:table-cell table:style-name="Table1.D2" office:value-type="string">
            <text:p text:style-name="P9">8</text:p>
          </table:table-cell>
        </table:table-row>
        <table:table-row>
          <table:table-cell table:style-name="Table1.A2" office:value-type="string">
            <text:p text:style-name="P9">E</text:p>
          </table:table-cell>
          <table:table-cell table:style-name="Table1.B2" office:value-type="string">
            <text:p text:style-name="P8">Error. An unusual or unexpected situation has occurred which compromises the robot’s ability to continue operating properly. Defensive action might be required for safety. Example:</text:p>
            <text:p text:style-name="P8"><text:s text:c="8"/>Leg position calculation caused a divide by zero error<text:line-break/></text:p>
          </table:table-cell>
          <table:table-cell table:style-name="Table1.C2" office:value-type="string">
            <text:p text:style-name="P9">t$E</text:p>
          </table:table-cell>
          <table:table-cell table:style-name="Table1.D2" office:value-type="string">
            <text:p text:style-name="P9">16</text:p>
          </table:table-cell>
        </table:table-row>
      </table:table>
      <text:p text:style-name="P7"/>
      <text:p text:style-name="P11"/>
      <text:h text:style-name="Heading_20_2" text:outline-level="2"><text:bookmark-start text:name="__RefHeading___Toc1034_811471911"/>The Trace Macros<text:bookmark-end text:name="__RefHeading___Toc1034_811471911"/></text:h>
      <text:p text:style-name="P11"/>
      <text:p text:style-name="P7">Although each trace provides the 7 pieces of information described above, it is not necessary to specify all this information in the macro that defines the tracepoint. Some of the information (source file, function and line number) is taken from automatically generated compiler macros. Some of the information is implied by variations in the name of the macro used. The only arguments that are needed for the macro are the descriptive text string, and optionally the name of a variable to be displayed at the end of the message.</text:p>
      <text:p text:style-name="P7"/>
      <text:p text:style-name="P7">There are 5 basic macros, corresponding to the 5 types of traces, that are used to enter a tracepoint. The names of these macros are the word “trace” with the type of macro appended as an upper case letter. The argument for the macro is the descriptive text, which is usually a text literal. Here are some examples:</text:p>
      <text:p text:style-name="P7"/>
      <table:table table:name="Table2" table:style-name="Table2">
        <table:table-column table:style-name="Table2.A"/>
        <table:table-column table:style-name="Table2.B"/>
        <table:table-row table:style-name="Table2.1">
          <table:table-cell table:style-name="Table2.A1" office:value-type="string">
            <text:p text:style-name="P30">Putting this macro in the code</text:p>
          </table:table-cell>
          <table:table-cell table:style-name="Table2.B1" office:value-type="string">
            <text:p text:style-name="P12"><text:s text:c="2"/><text:span text:style-name="T2">...</text:span><text:span text:style-name="T3">would generate a trace message like this</text:span></text:p>
          </table:table-cell>
        </table:table-row>
        <table:table-row table:style-name="Table2.2">
          <table:table-cell table:style-name="Table2.A2" office:value-type="string">
            <text:p text:style-name="P8"><text:s/><text:span text:style-name="T6">t</text:span>raceH(“No class 1 faults in 60 sec”);</text:p>
          </table:table-cell>
          <table:table-cell table:style-name="Table2.B2" office:value-type="string">
            <text:p text:style-name="P13"><text:span text:style-name="T4"><text:s/>H</text:span>) include/<text:span text:style-name="T4">perfMon</text:span>.cpp\<text:span text:style-name="T4">review60</text:span>{<text:span text:style-name="T4">21</text:span>}-L<text:span text:style-name="T4">19</text:span>8&gt; <text:span text:style-name="T4">No class 1 faults in 60 sec</text:span></text:p>
          </table:table-cell>
        </table:table-row>
        <table:table-row table:style-name="Table2.3">
          <table:table-cell table:style-name="Table2.A3" office:value-type="string">
            <text:p text:style-name="P8"><text:s/><text:span text:style-name="T6">t</text:span>raceM(“max memory normal”);</text:p>
          </table:table-cell>
          <table:table-cell table:style-name="Table2.B2" office:value-type="string">
            <text:p text:style-name="P8"><text:s/>M) include/perfMon.cpp\heapMon{34}-L52&gt; max memory normal</text:p>
          </table:table-cell>
        </table:table-row>
        <table:table-row table:style-name="Table2.4">
          <table:table-cell table:style-name="Table2.A3" office:value-type="string">
            <text:p text:style-name="P8"><text:s/>traceL”(“sensor saw wall”);</text:p>
          </table:table-cell>
          <table:table-cell table:style-name="Table2.B2" office:value-type="string">
            <text:p text:style-name="P8"><text:s/>L) include/navigate.cpp\eyeScan{63}-L126&gt; <text:s/>sensor saw wall</text:p>
          </table:table-cell>
        </table:table-row>
        <table:table-row table:style-name="Table2.5">
          <table:table-cell table:style-name="Table2.A3" office:value-type="string">
            <text:p text:style-name="P8"><text:s/>traceW(“task queue depth red”);</text:p>
          </table:table-cell>
          <table:table-cell table:style-name="Table2.B2" office:value-type="string">
            <text:p text:style-name="P8"><text:s/>W) include/navigate.cpp\qManager{44}-L216&gt; task queue depth red</text:p>
          </table:table-cell>
        </table:table-row>
        <table:table-row table:style-name="Table2.6">
          <table:table-cell table:style-name="Table2.A6" office:value-type="string">
            <text:p text:style-name="P8"><text:s/>traceE(“avoid wall failed *****”);</text:p>
          </table:table-cell>
          <table:table-cell table:style-name="Table2.B6" office:value-type="string">
            <text:p text:style-name="P8"><text:s/>E) include/navigate.cpp\sensorCheck{93}-L93&gt; avoid wall failed *****</text:p>
          </table:table-cell>
        </table:table-row>
      </table:table>
      <text:p text:style-name="P7"/>
      <text:p text:style-name="P14"><text:soft-page-break/>(We’ll examine the layout of a trace message in the following section.)</text:p>
      <text:p text:style-name="P14"/>
      <text:p text:style-name="P7">For the case where you want to append <text:s/>the value of a variable to the trace message, there are 2 additions to this scheme:</text:p>
      <text:list xml:id="list2335649932" text:style-name="L12">
        <text:list-item>
          <text:p text:style-name="P46">You append a lower case letter to the macro <text:span text:style-name="T7">name</text:span> to identify the type of variable:</text:p>
        </text:list-item>
      </text:list>
      <text:list text:style-name="L13">
        <text:list-item>
          <text:list>
            <text:list-item>
              <text:p text:style-name="P47">i <text:s/>is used for an integer</text:p>
            </text:list-item>
            <text:list-item>
              <text:p text:style-name="P47">f <text:s/>is used for a floating point number</text:p>
            </text:list-item>
            <text:list-item>
              <text:p text:style-name="P47">s is used for a string<text:line-break/></text:p>
            </text:list-item>
          </text:list>
        </text:list-item>
      </text:list>
      <text:list xml:id="list182017105865311" text:continue-list="list2335649932" text:style-name="L12">
        <text:list-item>
          <text:p text:style-name="P46">You add the name of the variable as the second argument for the macro</text:p>
        </text:list-item>
      </text:list>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31">This source code</text:p>
          </table:table-cell>
          <table:table-cell table:style-name="Table3.B1" office:value-type="string">
            <text:p text:style-name="P13"><text:s text:c="2"/><text:span text:style-name="T2">...</text:span><text:span text:style-name="T3">would generate a trace message like this</text:span></text:p>
          </table:table-cell>
        </table:table-row>
        <table:table-row table:style-name="Table3.2">
          <table:table-cell table:style-name="Table3.A2" office:value-type="string">
            <text:p text:style-name="P8"><text:s/>traceHi(“Max job queue <text:span text:style-name="T6">in</text:span> 60 sec=”,jmax);</text:p>
          </table:table-cell>
          <table:table-cell table:style-name="Table3.B2" office:value-type="string">
            <text:p text:style-name="P13"><text:span text:style-name="T4"><text:s/>H</text:span>) include/<text:span text:style-name="T4">perfMon</text:span>.cpp\<text:span text:style-name="T4">review60</text:span>{<text:span text:style-name="T4">21</text:span>}-L<text:span text:style-name="T4">19</text:span>8&gt; <text:span text:style-name="T4">Max job queue in 60 sec= 17</text:span></text:p>
          </table:table-cell>
        </table:table-row>
        <table:table-row table:style-name="Table3.2">
          <table:table-cell table:style-name="Table3.A2" office:value-type="string">
            <text:p text:style-name="P8"><text:s/>traceMf(“max memory % =”,memMax);</text:p>
          </table:table-cell>
          <table:table-cell table:style-name="Table3.B2" office:value-type="string">
            <text:p text:style-name="P8"><text:s/>M) include/perfMon.cpp\heapMon{34}-L52&gt; max memory % = 38.64</text:p>
          </table:table-cell>
        </table:table-row>
        <table:table-row table:style-name="Table3.2">
          <table:table-cell table:style-name="Table3.A2" office:value-type="string">
            <text:p text:style-name="P8"><text:s/>traceLs”(“sensor saw wall-”,sensorName);</text:p>
          </table:table-cell>
          <table:table-cell table:style-name="Table3.B2" office:value-type="string">
            <text:p text:style-name="P8"><text:s/>L) include/navigate.cpp\eyeScan{63}-L126&gt; <text:s/>sensor saw wall- left eye</text:p>
          </table:table-cell>
        </table:table-row>
      </table:table>
      <text:p text:style-name="P7"/>
      <text:p text:style-name="P7"/>
      <text:h text:style-name="Heading_20_2" text:outline-level="2"><text:bookmark-start text:name="__RefHeading___Toc1036_811471911"/>The Layout Of Trace Messages<text:bookmark-end text:name="__RefHeading___Toc1036_811471911"/></text:h>
      <text:p text:style-name="P4"/>
      <text:p text:style-name="P23">Sample Trace Message:</text:p>
      <text:p text:style-name="P21"><text:span text:style-name="T8"><text:s text:c="7"/></text:span><text:span text:style-name="T9">M</text:span><text:span text:style-name="T10">)</text:span><text:span text:style-name="T8"> </text:span><text:span text:style-name="T11">include/perfMon.cpp\heapMon</text:span><text:span text:style-name="T12">{34}</text:span><text:span text:style-name="T13">-L</text:span><text:span text:style-name="T11">52</text:span><text:span text:style-name="T14">&gt; </text:span><text:span text:style-name="T15">max memory %= </text:span><text:span text:style-name="T16">38.64</text:span></text:p>
      <text:p text:style-name="P4"/>
      <text:p text:style-name="P19">Trace messages are built up from the following pieces, in order of appearance</text:p>
      <text:list text:style-name="L14">
        <text:list-item>
          <text:p text:style-name="P52">An upper case letter identifying the trace type (H, M, L, W or E)</text:p>
        </text:list-item>
        <text:list-item>
          <text:p text:style-name="P53">a right parenthesis that confirms this is a trace message</text:p>
        </text:list-item>
        <text:list-item>
          <text:p text:style-name="P54">the source location of the trace (described in detail below)</text:p>
        </text:list-item>
        <text:list-item>
          <text:p text:style-name="P55">the unique numeric identifier for the function, in brace brackets (useful to configure trace enabling)</text:p>
        </text:list-item>
        <text:list-item>
          <text:p text:style-name="P56">“-L” to prefix the line number, if it’s present</text:p>
        </text:list-item>
        <text:list-item>
          <text:p text:style-name="P57">the optional source code line number relative to the start of the file</text:p>
        </text:list-item>
        <text:list-item>
          <text:p text:style-name="P58">“&gt; “ for readability</text:p>
        </text:list-item>
        <text:list-item>
          <text:p text:style-name="P59">the descriptive text string included in the trace macro that generated the trace</text:p>
        </text:list-item>
        <text:list-item>
          <text:p text:style-name="P60">optionally, the value of the variable that was specified in the trace macro</text:p>
        </text:list-item>
      </text:list>
      <text:p text:style-name="P19"/>
      <text:p text:style-name="P19"/>
      <text:p text:style-name="P19">The format of the information <text:span text:style-name="T7">in the trace message</text:span> identifying the source location is variable, and is controlled by the following <text:span text:style-name="T7">4 </text:span>parameters in the global_variables.cpp file, <text:span text:style-name="T7">which have names reflecting the fields included</text:span>:</text:p>
      <text:p text:style-name="P19"/>
      <text:p text:style-name="P27"><text:s text:c="9"/>t$<text:span text:style-name="T7">S</text:span>FolderFileFuncLine</text:p>
      <text:p text:style-name="P27"><text:s text:c="9"/>t$<text:span text:style-name="T7">S</text:span>FileFuncLine</text:p>
      <text:p text:style-name="P27"><text:s text:c="9"/>t$<text:span text:style-name="T7">S</text:span>FuncLine</text:p>
      <text:p text:style-name="P27"><text:s text:c="9"/>t$<text:span text:style-name="T7">S</text:span>Func</text:p>
      <table:table table:name="Table4" table:style-name="Table4">
        <table:table-column table:style-name="Table4.A"/>
        <table:table-row table:style-name="Table4.1">
          <table:table-cell table:style-name="Table4.A1" office:value-type="string">
            <text:p text:style-name="P20"><text:span text:style-name="T7">1) </text:span>If t$<text:span text:style-name="T7">S</text:span>FolderFileFuncLine is defined (i.e. this line’s uncommented in global_variables.cpp) the source <text:span text:style-name="T7">looks like</text:span>:</text:p>
            <text:p text:style-name="P20"/>
            <text:p text:style-name="P20"><text:s text:c="5"/>source-folder / source-file \ function-name {function ID} – L line-number <text:span text:style-name="T7">trace-text variable-value</text:span></text:p>
            <text:p text:style-name="P20"/>
            <text:p text:style-name="P20">Note the use of slash / and backslash \ as separators to improve readability.</text:p>
            <text:p text:style-name="P20"/>
            <text:p text:style-name="P20">Example <text:span text:style-name="T7">macro call: <text:s/></text:span><text:span text:style-name="T8">traceMf(“max memory % =”,memMax);</text:span></text:p>
            <text:p text:style-name="P61"/>
            <text:p text:style-name="P20"><text:span text:style-name="T7">Resulting trace </text:span>message: <text:s text:c="2"/><text:span text:style-name="T8">M) include/perfMon.cpp\heapMon{34}-L52&gt; max memory % = 38.64</text:span></text:p>
            <text:p text:style-name="P61"/>
          </table:table-cell>
        </table:table-row>
        <table:table-row>
          <table:table-cell table:style-name="Table4.A2" office:value-type="string">
            <text:p text:style-name="P22">2) <text:span text:style-name="T6">If t$</text:span>S<text:span text:style-name="T6">FileFuncLine is defined (i.e. this line is uncommented in global_variables.cpp) the source location </text:span>looks like<text:span text:style-name="T6">:</text:span></text:p>
            <text:p text:style-name="P15"/>
            <text:p text:style-name="P20"><text:s text:c="5"/>source-file \ function-name {function ID} – L line-number <text:span text:style-name="T7">trace-text variable-value</text:span></text:p>
            <text:p text:style-name="P20"/>
            <text:p text:style-name="P20">Example <text:span text:style-name="T7">macro call: <text:s/></text:span><text:span text:style-name="T8">traceMf(“max memory % =”,memMax);</text:span></text:p>
            <text:p text:style-name="P61"/>
            <text:p text:style-name="P20"><text:span text:style-name="T7">Resulting trace </text:span>message: <text:s text:c="2"/><text:span text:style-name="T8">M) perfMon.cpp\heapMon{34}-L52&gt; max memory % = 38.64</text:span></text:p>
            <text:p text:style-name="P61"/>
          </table:table-cell>
        </table:table-row>
        <table:table-row>
          <table:table-cell table:style-name="Table4.A2" office:value-type="string">
            <text:p text:style-name="P22">3) <text:span text:style-name="T6">If t$</text:span>S<text:span text:style-name="T6">FuncLine is defined (i.e. this line is uncommented in global_variables.cpp) the source location </text:span>looks like<text:span text:style-name="T6">:</text:span></text:p>
            <text:p text:style-name="P15"/>
            <text:p text:style-name="P20"><text:s text:c="5"/>function-name {function ID} – L line-number <text:span text:style-name="T7">trace-text variable-value</text:span></text:p>
            <text:p text:style-name="P20"/>
            <text:p text:style-name="P20">Example <text:span text:style-name="T7">macro call: <text:s/></text:span><text:span text:style-name="T8">traceMf(“max memory % =”,memMax);</text:span></text:p>
            <text:p text:style-name="P61"/>
            <text:p text:style-name="P20"><text:span text:style-name="T7">Resulting trace </text:span>message: <text:s text:c="2"/><text:span text:style-name="T8">M) heapMon{34}-L52&gt; max memory % = 38.64</text:span></text:p>
            <text:p text:style-name="P10"/>
          </table:table-cell>
        </table:table-row>
        <table:table-row>
          <table:table-cell table:style-name="Table4.A2" office:value-type="string">
            <text:p text:style-name="P22">4) <text:span text:style-name="T6">If t$</text:span>S<text:span text:style-name="T6">Func is defined (i.e. this line is uncommented in global_variables.cpp) the source location </text:span>looks like<text:span text:style-name="T6">:</text:span></text:p>
            <text:p text:style-name="P15"/>
            <text:p text:style-name="P20"><text:s text:c="5"/>function-name {function ID} <text:span text:style-name="T7">trace-text variable-value</text:span></text:p>
            <text:p text:style-name="P20"/>
            <text:p text:style-name="P20">Example <text:span text:style-name="T7">macro call: <text:s/></text:span><text:span text:style-name="T8">traceMf(“max memory % =”,memMax);</text:span></text:p>
            <text:p text:style-name="P61"/>
            <text:p text:style-name="P20"><text:span text:style-name="T7">Resulting trace </text:span>message: <text:s text:c="2"/><text:span text:style-name="T8">M) heapMon{34}&gt; max memory % = 38.64</text:span></text:p>
            <text:p text:style-name="P61"/>
          </table:table-cell>
        </table:table-row>
      </table:table>
      <text:p text:style-name="P62"/>
      <text:p text:style-name="P22"><text:span text:style-name="T4">O</text:span>nly one of these formatting options should be selected (<text:span text:style-name="T17">i.e. </text:span>uncommented). If more that one are enabled, the last one will override previous ones.</text:p>
      <text:p text:style-name="P22"/>
      <text:p text:style-name="P22"/>
      <text:h text:style-name="Heading_20_2" text:outline-level="2"><text:bookmark-start text:name="__RefHeading___Toc1038_811471911"/>Enabling <text:span text:style-name="T5">A</text:span>nd Disabling Trace Messages<text:bookmark-end text:name="__RefHeading___Toc1038_811471911"/></text:h>
      <text:p text:style-name="P1"/>
      <text:p text:style-name="P22">What trace information you want to see depends on what kind of activity you’re doing. </text:p>
      <text:p text:style-name="P22"/>
      <text:p text:style-name="P22">You may be doing an activity that doesn’t make use of trace information, but you’d like to know if something unusual happens. For example, if you are evaluating the operation of a new script that causes the robot to move with an unusual gait, you’re probably focused on the movement and appearance of the robot. Trace info probably isn’t relevant, unless something goes wrong, perhaps because a bug is encountered. In this case you might want apply a universal policy of generating Error and Warning traces only, for all defined traces. We call this global enables.</text:p>
      <text:p text:style-name="P22"/>
      <text:p text:style-name="P22">If you’re troubleshooting one particular function, you likely want to see most or all the possible trace information for it, and perhaps a few other related functions. However, you don’t want to see this level of detail for all functions, because the large volume of generated traces would obscure the traces that are relevant to the task at hand. Thus it is desirable to enable or disable tracing for certain individual functions, and perhaps even control the types of traces that are enabled. We call this per-function trace enables.</text:p>
      <text:p text:style-name="P22"/>
      <text:p text:style-name="P22"><text:soft-page-break/>As you progress through troubleshooting an issue, you may discover that you need additional trace information from a function that you didn’t anticipate being involved in your investigation. The dynamic control feature of tracing allows you to change the trace enables, both global and per-function on the fly. This is done be sending an MQTT command (TR) that modifies the table in memory that controls trace enabling. This table is the control structure for trace enables, and we’ll describe it more detail.</text:p>
      <text:p text:style-name="P22"/>
      <text:p text:style-name="P22"/>
      <text:h text:style-name="Heading_20_2" text:outline-level="2"><text:bookmark-start text:name="__RefHeading___Toc1040_811471911"/>The Trace Table<text:bookmark-end text:name="__RefHeading___Toc1040_811471911"/></text:h>
      <text:p text:style-name="P22"/>
      <text:p text:style-name="P22">The trace table $traceTab is located in global_variables.com. It has an entry for every function that has a trace defined. Note that there is an entry per function, not per trace. There is a unique identifier for each function which is used as an index into this table to access the enable information for all traces in that function. The enable information is represented by bit masks, one for each trace type:</text:p>
      <text:p text:style-name="P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Trace Type</text:p>
          </table:table-cell>
          <table:table-cell table:style-name="Table5.A1" office:value-type="string">
            <text:p text:style-name="P17">Mask Symbol</text:p>
          </table:table-cell>
          <table:table-cell table:style-name="Table5.C1" office:value-type="string">
            <text:p text:style-name="P17">Mask in decimal</text:p>
          </table:table-cell>
        </table:table-row>
        <table:table-row table:style-name="Table5.1">
          <table:table-cell table:style-name="Table5.A2" office:value-type="string">
            <text:p text:style-name="P17">High</text:p>
          </table:table-cell>
          <table:table-cell table:style-name="Table5.B2" office:value-type="string">
            <text:p text:style-name="P17">t$H</text:p>
          </table:table-cell>
          <table:table-cell table:style-name="Table5.C2" office:value-type="string">
            <text:p text:style-name="P17">1</text:p>
          </table:table-cell>
        </table:table-row>
        <table:table-row>
          <table:table-cell table:style-name="Table5.A3" office:value-type="string">
            <text:p text:style-name="P17">Medium</text:p>
          </table:table-cell>
          <table:table-cell table:style-name="Table5.B3" office:value-type="string">
            <text:p text:style-name="P17">t$M</text:p>
          </table:table-cell>
          <table:table-cell table:style-name="Table5.C3" office:value-type="string">
            <text:p text:style-name="P17">2</text:p>
          </table:table-cell>
        </table:table-row>
        <table:table-row>
          <table:table-cell table:style-name="Table5.A2" office:value-type="string">
            <text:p text:style-name="P17">Low</text:p>
          </table:table-cell>
          <table:table-cell table:style-name="Table5.B2" office:value-type="string">
            <text:p text:style-name="P17">t$L</text:p>
          </table:table-cell>
          <table:table-cell table:style-name="Table5.C4" office:value-type="string">
            <text:p text:style-name="P17">4</text:p>
          </table:table-cell>
        </table:table-row>
        <table:table-row>
          <table:table-cell table:style-name="Table5.A3" office:value-type="string">
            <text:p text:style-name="P17">Warning</text:p>
          </table:table-cell>
          <table:table-cell table:style-name="Table5.B3" office:value-type="string">
            <text:p text:style-name="P17">t$W</text:p>
          </table:table-cell>
          <table:table-cell table:style-name="Table5.C5" office:value-type="string">
            <text:p text:style-name="P17">8</text:p>
          </table:table-cell>
        </table:table-row>
        <table:table-row>
          <table:table-cell table:style-name="Table5.A6" office:value-type="string">
            <text:p text:style-name="P17">Error</text:p>
          </table:table-cell>
          <table:table-cell table:style-name="Table5.B6" office:value-type="string">
            <text:p text:style-name="P17">t$E</text:p>
          </table:table-cell>
          <table:table-cell table:style-name="Table5.C6" office:value-type="string">
            <text:p text:style-name="P17">16</text:p>
          </table:table-cell>
        </table:table-row>
      </table:table>
      <text:p text:style-name="P22"/>
      <text:p text:style-name="P22"/>
      <text:p text:style-name="P22">This table is initialized in the function setupTracing in configDetail.cpp. The entry for a particular function is expressed as the sum of the enabled trace types. For example, to set up the function forwardTilt() with the numeric identifier 14 to enable Warning and Error traces only, you would have the statement:</text:p>
      <text:p text:style-name="P22"/>
      <text:p text:style-name="P22"><text:s text:c="10"/>$traceTab[14] <text:s/>= t$W + t$E<text:tab/>// routine 14 = forwardTilt in flows.cpp</text:p>
      <text:p text:style-name="P22"/>
      <text:p text:style-name="P22">It is important to include the function name and source file in the comment, to document the assignment of numeric identifiers to functions. Otherwise you’d need to search through all source files to find where a particular number is assigned. More on this assignment process in the next section.</text:p>
      <text:p text:style-name="P22"/>
      <text:p text:style-name="P22">There are 2 special entries in this table that don’t actually represent function enables. The first one is index 1, with the symbol t$global. This controls the overall enables that apply to all functions. This can be regarded as the default enabling for traces in function that don’t have any enables in their own entry. An example definition of this entry is:</text:p>
      <text:p text:style-name="P10"/>
      <text:p text:style-name="P10"><text:s text:c="10"/>$traceTab[t$global] = t$H + t$M + t$E + t$W ; <text:s/>// <text:span text:style-name="T7">Globally enable High, Medium, E</text:span>rror, <text:span text:style-name="T7">and W</text:span>arning messages</text:p>
      <text:p text:style-name="P10"/>
      <text:p text:style-name="P16">The second special entry is index 2, symbol t$routing. This is also bit encoded, and determines where trace messages are sent:</text:p>
      <text:p text:style-name="P16"><text:s text:c="18"/>t$SM <text:s text:c="7"/>// means send traces to the Serial Monitor</text:p>
      <text:p text:style-name="P16"><text:s text:c="18"/>t$MQ <text:s text:c="6"/>// means send races as MQTT messages (not yet implemented)</text:p>
      <text:p text:style-name="P16"/>
      <text:p text:style-name="P16">Note that it is possible to set both bits, and have trace messages go to both destinations. Example definition:</text:p>
      <text:p text:style-name="P16"/>
      <text:p text:style-name="P16"><text:s text:c="11"/>$traceTab[t$routing] = t$SM <text:s text:c="11"/>// traces messages go to the Serial Monitor = console</text:p>
      <text:p text:style-name="P10"/>
      <text:p text:style-name="P10"/>
      <text:h text:style-name="Heading_20_2" text:outline-level="2"><text:bookmark-start text:name="__RefHeading___Toc1042_811471911"/>Creating a Tracepoint<text:bookmark-end text:name="__RefHeading___Toc1042_811471911"/></text:h>
      <text:p text:style-name="P16"/>
      <text:p text:style-name="P16">There are 2 parts to inserting a trace into a function:</text:p>
      <text:list text:style-name="L15">
        <text:list-item>
          <text:p text:style-name="P48">Setting up the function for tracing (which is done <text:span text:style-name="T17">only </text:span>once)</text:p>
        </text:list-item>
        <text:list-item>
          <text:p text:style-name="P48">Inserting the trace macro at the appropriate place in the function.</text:p>
        </text:list-item>
      </text:list>
      <text:p text:style-name="P16"/>
      <text:h text:style-name="Heading_20_3" text:outline-level="3"><text:bookmark-start text:name="__RefHeading___Toc1044_811471911"/><text:soft-page-break/>Setting Up A Function for tracing<text:bookmark-end text:name="__RefHeading___Toc1044_811471911"/></text:h>
      <text:p text:style-name="P16"/>
      <text:p text:style-name="P16">If no traces have been installed in your function before, you will need to create an entry in the trace table, and put 2 lines of setup code at the beginning of the function. You can tell if this has already been done by checking to see if the first lines in your function are the #undef and #define statements described below. If they are already present, you can skip ahead to the “Inserting the Trace Macro” section.</text:p>
      <text:p text:style-name="P16"/>
      <text:p text:style-name="P16">To create an entry in the trace table for your function, do the following:</text:p>
      <text:list text:style-name="L16">
        <text:list-item>
          <text:p text:style-name="P49">note the function name, and the source file that contains it.</text:p>
        </text:list-item>
        <text:list-item>
          <text:p text:style-name="P49">Open configDetails.cpp and find the trace table setup by searching for t$global</text:p>
        </text:list-item>
        <text:list-item>
          <text:p text:style-name="P49">go to the end of the trace table entries, and create a new one, using the next available index value</text:p>
        </text:list-item>
        <text:list-item>
          <text:p text:style-name="P49">include the enable bits you want, and comments that document the function name and source file</text:p>
        </text:list-item>
        <text:list-item>
          <text:p text:style-name="P49">note the table index (= function number) that you just allocated. We’ll refer to this as “n” below</text:p>
        </text:list-item>
        <text:list-item>
          <text:p text:style-name="P49">open the source file that contains your function, and add these 2 lines at the beginning of your function:<text:line-break/> <text:s text:c="10"/>#undef localRNum<text:line-break/> <text:s text:c="10"/>#define localRNum n<text:line-break/>The #undef avoids compiler warnings that you’re redefining the symbol localRNum (local Routine number)<text:line-break/>The #define creates a symbol that the macros use to automatically embed the function ID in trace macros</text:p>
          <text:p text:style-name="P49"><text:s/></text:p>
        </text:list-item>
      </text:list>
      <text:p text:style-name="P16"/>
      <text:h text:style-name="Heading_20_3" text:outline-level="3"><text:bookmark-start text:name="__RefHeading___Toc1046_811471911"/>Inserting the Trace Macro<text:bookmark-end text:name="__RefHeading___Toc1046_811471911"/></text:h>
      <text:p text:style-name="P16"/>
      <text:p text:style-name="P16">Once you’ve done the above step, or if it has already been done, all that’s left is adding the trace macro call at the appropriate place in your code. To do this, you’ll need to decide on 3 things:</text:p>
      <text:list text:style-name="L17">
        <text:list-item>
          <text:p text:style-name="P50">what type of trace you want, H, M, L, W or E. This determines the base macro name: traceH, traceM ....</text:p>
        </text:list-item>
        <text:list-item>
          <text:p text:style-name="P50">what descriptive text you want to include, which will be the first argument for the macro.<text:line-break/> <text:s text:c="3"/>Example: <text:s text:c="2"/>traceL(“reached recalibrate function”);</text:p>
        </text:list-item>
        <text:list-item>
          <text:p text:style-name="P50">if you want to add a variable to the trace message, which will add a 2nd argument and extend the macro name<text:line-break/> Example: <text:s text:c="2"/>traceLi(“started queuing messages. Depth: “, qDepth);</text:p>
        </text:list-item>
      </text:list>
      <text:p text:style-name="P16"/>
      <text:p text:style-name="P16">If you want to include more information in your trace, such as more variables, you can add code before the tracepoint that creates a string containing <text:span text:style-name="T17">all </text:span>the desired <text:span text:style-name="T17">details</text:span>, and output it as a single string:</text:p>
      <text:p text:style-name="P16"/>
      <text:p text:style-name="P16"><text:s text:c="3"/>String rstatus= String(sColour[RED].redDC) +","+ String(sColour[RED].greenDC) +","+String(sColour[RED].blueDC);</text:p>
      <text:p text:style-name="P16"><text:s text:c="3"/>traceLs("Composition for Red:","RGB= "+ rstatus);</text:p>
      <text:p text:style-name="P16"/>
      <text:p text:style-name="P16"/>
      <text:h text:style-name="Heading_20_2" text:outline-level="2"><text:bookmark-start text:name="__RefHeading___Toc1048_811471911"/>Interaction Between Global and Per Function Tracing<text:bookmark-end text:name="__RefHeading___Toc1048_811471911"/></text:h>
      <text:p text:style-name="P18"/>
      <text:p text:style-name="P18">There are 2 ways in which tracing for a particular trace type can be enabled. </text:p>
      <text:p text:style-name="P18"/>
      <text:p text:style-name="P18">One is via the global enables which are configured in the first entry in the trace table, $traceTab[t$global]</text:p>
      <text:p text:style-name="P18"/>
      <text:p text:style-name="P18">The second is via the enable bits in the trace table entry that is dedicated to a particular function.</text:p>
      <text:p text:style-name="P18"/>
      <text:p text:style-name="P18">The trace logic will generate a trace message if the trace is enabled in <text:span text:style-name="T2">either</text:span> of these locations for the trace type of the tracepoint macro.</text:p>
      <text:p text:style-name="P18"/>
      <text:p text:style-name="P18">From a logic point of view we can express trace generation as a boolean combination of these values:</text:p>
      <text:list text:style-name="L18">
        <text:list-item>
          <text:p text:style-name="P51">The global trace enables, which can have between 0 and 5 bits set</text:p>
        </text:list-item>
        <text:list-item>
          <text:p text:style-name="P51">The containing function’s enables, which can have between 0 and 5 bits set</text:p>
        </text:list-item>
        <text:list-item>
          <text:p text:style-name="P51">The tracepoint macro’s type identification, which will have exactly one bit set</text:p>
        </text:list-item>
      </text:list>
      <text:p text:style-name="P18"/>
      <text:p text:style-name="P18">A trace will be generated if the following expression is non-zero:</text:p>
      <text:p text:style-name="P18"><text:s text:c="9"/>( global-enables <text:s/>OR <text:s/>function-enables ) AND (macro-type)</text:p>
      <text:p text:style-name="P18"/>
      <text:p text:style-name="P18"><text:soft-page-break/>It is desirable that tracing have minimal impact on program execution timing, to avoid impact on performance issues. If a trace is generated, there has to be some impact because of the resources used to create the trace message. However, we want to minimize the overhead when no traces are actually generated.</text:p>
      <text:p text:style-name="P18"/>
      <text:p text:style-name="P18">The decision on whether or not to generate a trace is purely based on the boolean logic above, and is coded:</text:p>
      <text:p text:style-name="P18"/>
      <text:p text:style-name="P28"><text:s text:c="6"/>if((($traceTab[t$global] | $traceTab[functionID]) &amp; tType) != 0)</text:p>
      <text:p text:style-name="P18"/>
      <text:p text:style-name="P18">The logic for all 5 trace types is done in parallel by the logic operators. As well, the compiler should be able to optimize out the indexing for t$global, since it is a constant. <text:s/>We’re hopeful that the instructions generated for this are minimal. To reduce tracing impact on performance, we could reduce it to setting and clearing some diagnostic LEDs, which can be done quickly. However this would reduce the available tracing functionality dramatically. <text:s/></text:p>
      <text:p text:style-name="P18"/>
      <text:h text:style-name="Heading_20_2" text:outline-level="2"><text:bookmark-start text:name="__RefHeading___Toc1050_811471911"/>Dynamic Control of Trace Enabling<text:bookmark-end text:name="__RefHeading___Toc1050_811471911"/></text:h>
      <text:p text:style-name="P18"/>
      <text:p text:style-name="P18">As described above, all trace enabling, both global (trace table index 1) and for individual functions ( trace table indices 3 and higher) is controlled by bit values in the trace table. As well, the routing of messages to the serial monitor or to MQTT is controlled by trace table index 2.</text:p>
      <text:p text:style-name="P18"/>
      <text:p text:style-name="P18">All of these control functions can be modified at run time by means of an MQTT command, TR, which allows you to overwrite an entry in the trace table. This command has the form:</text:p>
      <text:p text:style-name="P18"/>
      <text:p text:style-name="P18"><text:s text:c="8"/>TR, index, new-value</text:p>
      <text:p text:style-name="P18"/>
      <text:p text:style-name="P18">where:</text:p>
      <text:p text:style-name="P18"><text:s text:c="4"/>TR is the command name representing Tracetable</text:p>
      <text:p text:style-name="P18"><text:s text:c="4"/>index is a decimal integer from 1 to 100, representing the index for the table entry to be changed</text:p>
      <text:p text:style-name="P18"><text:s text:c="4"/>new-value is a decimal integer from 1 to 31 representing the decimal equivalent of the combined enable bit masks</text:p>
      <text:p text:style-name="P18"/>
      <text:p text:style-name="P18">If index is zero, or if the command is TR <text:s/>or <text:s/>TR, a display of all non-zero trace table entries is returned as routable trace output. The code that generates it is:</text:p>
      <text:p text:style-name="P63"/>
      <text:p text:style-name="P28"><text:s text:c="4"/>#define t$SFunc 1 <text:s text:c="19"/>// just function name &lt;id-number&gt;</text:p>
      <text:p text:style-name="P28"/>
      <text:p text:style-name="P28"><text:s text:c="4"/>traceM("Trace Control table entries, in form: index, decimal value");</text:p>
      <text:p text:style-name="P28"><text:s text:c="4"/>char buffer [50];</text:p>
      <text:p text:style-name="P28"><text:s text:c="4"/>for(int ti = 1; ti &lt; int(maxTraceCount); ti++ ) <text:s text:c="3"/>// step thru trace control table</text:p>
      <text:p text:style-name="P28"><text:s text:c="4"/>{ <text:s/>if($traceTab[ti] != 0 ) <text:s text:c="10"/>// skip over boring zero entries</text:p>
      <text:p text:style-name="P28"><text:s text:c="7"/>{ <text:s/>int t = sprintf(buffer, "%3d <text:s/>%3d",ti,$traceTab[ti]) ;</text:p>
      <text:p text:style-name="P28"><text:s text:c="10"/>traceM(buffer);</text:p>
      <text:p text:style-name="P28"><text:s text:c="7"/>}</text:p>
      <text:p text:style-name="P28"><text:s text:c="4"/>}</text:p>
      <text:p text:style-name="P18"/>
      <text:p text:style-name="P18"/>
      <text:p text:style-name="P18">Here’s a sample of the Trace Table display output:</text:p>
      <text:p text:style-name="P18"/>
      <text:p text:style-name="P29">M) processCmd{6}&gt; Trace Control table entries, in form: index, decimal value</text:p>
      <text:p text:style-name="P29">M) processCmd{6}&gt; <text:s text:c="2"/>1 <text:s text:c="2"/>27</text:p>
      <text:p text:style-name="P29">M) processCmd{6}&gt; <text:s text:c="2"/>2 <text:s text:c="3"/>1</text:p>
      <text:p text:style-name="P29">M) processCmd{6}&gt; <text:s text:c="2"/>3 <text:s text:c="2"/>26</text:p>
      <text:p text:style-name="P29">M) processCmd{6}&gt; <text:s text:c="2"/>4 <text:s text:c="2"/>24</text:p>
      <text:p text:style-name="P29">M) processCmd{6}&gt; <text:s text:c="2"/>5 <text:s text:c="2"/>24</text:p>
      <text:p text:style-name="P29">M) processCmd{6}&gt; <text:s text:c="2"/>6 <text:s text:c="3"/>2</text:p>
      <text:p text:style-name="P29">M) processCmd{6}&gt; <text:s text:c="2"/>7 <text:s text:c="2"/>27</text:p>
      <text:p text:style-name="P29">M) processCmd{6}&gt; <text:s text:c="2"/>8 <text:s text:c="2"/>27</text:p>
      <text:p text:style-name="P29">M) processCmd{6}&gt; <text:s text:c="2"/>9 <text:s text:c="2"/>31</text:p>
      <text:p text:style-name="P29">M) processCmd{6}&gt; <text:s/>10 <text:s text:c="2"/>31</text:p>
      <text:p text:style-name="P29">M) processCmd{6}&gt; <text:s/>11 <text:s text:c="2"/>31</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2-08T18:20:15.968000000</dc:date>
    <meta:editing-duration>PT19H47M21S</meta:editing-duration>
    <meta:editing-cycles>12</meta:editing-cycles>
    <meta:generator>LibreOffice/7.4.4.2$Windows_X86_64 LibreOffice_project/85569322deea74ec9134968a29af2df5663baa21</meta:generator>
    <meta:document-statistic meta:table-count="5" meta:image-count="0" meta:object-count="0" meta:page-count="8" meta:paragraph-count="268" meta:word-count="3412" meta:character-count="20768" meta:non-whitespace-character-count="17233"/>
  </office:meta>
</office:document-meta>
</file>